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Start" style:master-page-name="MP0" style:family="paragraph">
      <style:paragraph-properties fo:break-before="page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DefBody" style:family="paragraph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J ( -- index )</text:p>
      <text:p text:style-name="DefBody">Like I, but gives the index of the next outermost DO LOOP. If you're nesting DO LOOPs, you can think of I as "I"nner.</text:p>
      <text:p text:style-name="DefCode">: SHOWJ <text:s/>( -- )</text:p>
      <text:p text:style-name="DefCode"><text:tab/>5 0 DO <text:s/>4 0 DO J ( index of outer loop ) . LOOP <text:s/>LOOP</text:p>
      <text:p text:style-name="DefCode">;</text:p>
      <text:p text:style-name="DefCode">SHOWJ ( prints 0 0 0 0 1 1 1 1 2 2 2 2 3 3 3 3 4 4<text:s/>4 4 )</text:p>
      <text:p text:style-name="DefCode">Here's an example of using I and J together:</text:p>
      <text:p text:style-name="DefCode">: SHOWJ&amp;I <text:s/>( -- )</text:p>
      <text:p text:style-name="DefCode"><text:tab/>5 0 DO</text:p>
      <text:p text:style-name="DefCode"><text:tab/><text:tab/>15 10 DO</text:p>
      <text:p text:style-name="DefCode"><text:tab/><text:tab/><text:tab/><text:tab/>J. I .</text:p>
      <text:p text:style-name="DefCode"><text:tab/><text:tab/>LOOP CR</text:p>
      <text:p text:style-name="DefCode"><text:tab/>LOOP</text:p>
      <text:p text:style-name="DefCode">;</text:p>
      <text:p text:style-name="DefCode">SHOWJ&amp;I <text:s/></text:p>
      <text:p text:style-name="DefCode">( prints: )</text:p>
      <text:p text:style-name="DefCode">0 10 0 11 0 12 0 13 0 14<text:s/></text:p>
      <text:p text:style-name="DefCode">1 10 1 11 1 12 1 13 1 14<text:s/></text:p>
      <text:p text:style-name="DefCode">2 10 2 11 2 12 2 13 2 14<text:s/></text:p>
      <text:p text:style-name="DefCode">3 10 3 11 3 12 3 13 3 14<text:s/></text:p>
      <text:p text:style-name="DefCode">4 10 4 11 4 12 4 13 4 14</text:p>
      <text:p text:style-name="DefCode"/>
      <text:p text:style-name="DefStart">KEY ( -- char )</text:p>
      <text:p text:style-name="DefBody">Returns the ASCII value of a character typed at the keyboard. <text:s/>If no character is ready, it will wait until one is hit. <text:s/>If a character has already been entered, it will return immediately. <text:s/>Use ?TERMINAL to see if a character<text:s/>is ready. <text:s/>KEY is the primary source of input to HForth. <text:s/>It is deferred.</text:p>
      <text:p text:style-name="DefBody">: TESTKEY <text:s/>( -- ) <text:s/>." Hit a key" KEY DUP .HEX EMIT ;</text:p>
      <text:p text:style-name="DefStart">LATEST ( -- nfa , name of last word defined )</text:p>
      <text:p text:style-name="DefBody">This is the latest word defined in the dictionary. <text:s/>If the compilation failed LATEST will still point to that word. <text:s/>If you're compiling from a file and compilation stops you can enter this to find out what word had the error.</text:p>
      <text:p text:style-name="DefCode">LATEST ID.</text:p>
      <text:p text:style-name="RelWords">Related words: CURRENT</text:p>
      <text:p text:style-name="DefStart">LEAVE ( -- )</text:p>
      <text:p text:style-name="DefBody">Use to escape from a DO LOOP. <text:s/>This is useful if you are using a<text:s/>DO LOOP to search for something and want to stop when you find it. It can also be very useful for debugging purposes.</text:p>
      <text:p text:style-name="DefCode">: TEST.LEAVE ( -- )</text:p>
      <text:p text:style-name="DefCode"><text:tab/>100 0</text:p>
      <text:p text:style-name="DefCode"><text:tab/>DO I . CR</text:p>
      <text:p text:style-name="DefCode"><text:tab/><text:tab/>?TERMINAL IF KEY DROP LEAVE THEN</text:p>
      <text:p text:style-name="DefCode"><text:tab/>LOOP</text:p>
      <text:p text:style-name="DefCode">;</text:p>
      <text:p text:style-name="DefStart">LITERAL</text:p>
      <text:p text:style-name="DefBody">LITERAL is an IMMEDIATE word that has a different action depending on whether HForth is compiling or not.</text:p>
      <text:p text:style-name="DefBody">Compile time: <text:s/>( n -- , compile the number for later )</text:p>
      <text:soft-page-break/>
      <text:p text:style-name="DefBody">Run Time: ( n -- n , no effect )</text:p>
      <text:p text:style-name="DefBody">LITERAL is most often used to save the result of a compile time calculation. <text:s/>The calculation can be performed<text:s/>once and the result saved for later use.</text:p>
      <text:p text:style-name="DefCode">: HOURS&gt;SECONDS ( #hours -- #seconds , convert )</text:p>
      <text:p text:style-name="DefCode"><text:tab/>[ 60 ( min/hr ) 60 ( sec/min ) * ] LITERAL *</text:p>
      <text:p text:style-name="DefCode">;</text:p>
      <text:p text:style-name="DefBody">This is faster than:<text:s/></text:p>
      <text:p text:style-name="DefCode">: H&gt;S ( hrs -- secs ) 60 60 * * ;</text:p>
      <text:p text:style-name="DefBody">If you are saving addresses, they must be saved in a relocatable form. <text:s/>See ALITERAL</text:p>
      <text:p text:style-name="RelWords">Related words: ALITERAL [ VALUE CONSTANT VARIABLE</text:p>
      <text:p text:style-name="DefStart">LOOP ( -- , terminate a DO LOOP, see DO )</text:p>
      <text:p text:style-name="DefStart">LWORD ( char -- addr )</text:p>
      <text:p text:style-name="DefBody">Get the next word from the input stream, just like WORD, but preserve lower case characters.</text:p>
      <text:p text:style-name="DefStart">M* ( n1 n2 -- d )</text:p>
      <text:p text:style-name="DefBody">Multiply two single precision numbers and generate a double precision product. <text:s/>The 'M' stands for Mixed precision.</text:p>
      <text:p text:style-name="DefStart">M/ ( d n -- rem quotient )</text:p>
      <text:p text:style-name="DefBody">Divide a double precision number D by a single precision number N. Generate single precision results.</text:p>
      <text:p text:style-name="DefStart">MAP ( -- )</text:p>
      <text:p text:style-name="DefBody">Print information about the memory usage of the system. <text:s/>See the section on HForth internals and dictionary structure for more information.</text:p>
      <text:p text:style-name="RelWords">Related words: CODE-SIZE HERE</text:p>
      <text:p text:style-name="DefStart">MAX ( n1 n2 -- n1 | n2 , returns largest )</text:p>
      <text:p text:style-name="DefBody">Compare the top two values on the stack and leave<text:s/>the largest.</text:p>
      <text:p text:style-name="RelWords">Related words: MIN CLIPTO &gt;</text:p>
      <text:p text:style-name="DefStart">MEASURE <text:s text:c="2"/>( &lt;code&gt; -- , benchmarks code )</text:p>
      <text:p text:style-name="DefBody">Interprets the code following MEASURE and reports how long it took to execute. <text:s/>For example, to benchmark DO LOOP , enter:</text:p>
      <text:p text:style-name="DefCode">: TDO <text:s/>0 <text:s/>DO LOOP ;</text:p>
      <text:p text:style-name="DefCode">1000000 <text:s text:c="2"/>MEASURE TDO</text:p>
      <text:p text:style-name="DefStart">MIN ( n1 n2 -- n1 | n2 , returns smallest )</text:p>
      <text:p text:style-name="DefBody">Compare the top two values on the stack and leave the smallest.</text:p>
      <text:p text:style-name="RelWords">Related words: MAX CLIPTO &gt;</text:p>
      <text:p text:style-name="DefStart">MOD ( n1 n2 -- rem )</text:p>
      <text:p text:style-name="DefBody">Divide n1 by n2 and leave the remainder. <text:s/>If you are doing MOD by a<text:s/><text:span text:style-name="T5">power of two</text:span>, it is much faster to AND<text:s/>with N-1.</text:p>
      <text:p text:style-name="DefCode">19 8 MOD . ( prints 3 )</text:p>
      <text:p text:style-name="DefCode">19 7 AND . ( prints 3 )</text:p>
      <text:p text:style-name="RelWords">Related words: /MOD / AND FL/MOD</text:p>
      <text:p text:style-name="DefStart">MOVE <text:s/>( source destination count -- , moves COUNT bytes )</text:p>
      <text:p text:style-name="DefBody">Moves the count amount of bytes from the source to the destination. <text:s/>This will work even for overlapping memory areas.</text:p>
      <text:p text:style-name="DefStart">N&gt;LINK ( nfa -- lfa )</text:p>
      <text:p text:style-name="DefBody">Convert a Name Field Address to a Link Field Address. <text:s/>See section on HForth internals and dictionary structure.</text:p>
      <text:p text:style-name="RelWords">Related words: LINK&gt; PREVNAME NAME&gt;</text:p>
      <text:p text:style-name="DefStart">N&gt;TEXT <text:s/>(number -- addr count )</text:p>
      <text:p text:style-name="DefBody">Converts a number to its ASCII representation.<text:s/></text:p>
      <text:p text:style-name="DefCode">1234 N&gt;TEXT TYPE ( print 1234 )</text:p>
      <text:p text:style-name="DefBody">Warning, this will be overwritten by the next number to be printed.</text:p>
      <text:p text:style-name="DefCode">1234 N&gt;TEXT <text:s/><text:span text:style-name="T6">.S <text:s/></text:span>TYPE ( this won't work )</text:p>
      <text:p text:style-name="DefStart">NFA - stands for "name field address"</text:p>
      <text:p text:style-name="DefBody">Used to be a Forth word in the FIG standard. Use &gt;NAME instead. An NFA is the address of where a name string is stored in the dictionary. <text:s/>See the section on HForth Dictionary Structure for more information.</text:p>
      <text:p text:style-name="DefCode">'N SWAP 8 DUMP</text:p>
      <text:p text:style-name="DefStart">NAME&gt; ( nfa -- cfa , convert )</text:p>
      <text:p text:style-name="DefBody">See the section on HForth Dictionary Structure for more information.</text:p>
      <text:p text:style-name="DefStart">NEGATE ( n -- -n )</text:p>
      <text:p text:style-name="DefBody">NEGATE has the effect of multiplying by -1 but is much faster.</text:p>
      <text:p text:style-name="RelWords">Related words: ABS XOR</text:p>
      <text:p text:style-name="DefStart">NEW ( -- )</text:p>
      <text:p text:style-name="DefBody">Set a flag so that FOPEN will create a NEW file on its next call. See the section on file I/O.</text:p>
      <text:p text:style-name="DefStart">NFACALL, ( nfa -- )</text:p>
      <text:p text:style-name="DefBody">Compile a call to the word whose NFA is on the stack. <text:s/>Calculate the best method for calling: inline macro, BSR, JSR register relative, or calculated JSR. <text:s/>Mostly used internally by the compiler. <text:s/>This is deferred so you can intercept the compiler to perform optimization, etc.</text:p>
      <text:p text:style-name="DefCode">: FOO 23 45 [ 'n SWAP NFACALL, ] .S ;</text:p>
      <text:p text:style-name="DefBody"/>
      <text:p text:style-name="DefStart">NIP <text:s/>( a b -- b )</text:p>
      <text:p text:style-name="DefBody">Deletes second item on stack.</text:p>
      <text:p text:style-name="DefBody">Example: If stack looks like this: <text:s/>4 6 8, and you say NIP, then the stack will look like this: 4 8.</text:p>
      <text:p text:style-name="RelWords">Related Words: TUCK</text:p>
      <text:p text:style-name="DefStart">NOOP <text:s/>( -- )</text:p>
      <text:p text:style-name="DefBody">Null command; does nothing.</text:p>
      <text:p text:style-name="DefStart">NOT ( flag -- !flag )</text:p>
      <text:p text:style-name="DefBody">Invert the logical value of a flag. <text:s/>Equivalent to 0=. Warning: some Forths define NOT as -1 XOR. <text:s/>This can be a problem if your flag is 1 because 1 NOT is still true. <text:s/>If you want that other kind of NOT, use COMP.</text:p>
      <text:p text:style-name="DefCode">1 NOT . ( prints 0 )</text:p>
      <text:p text:style-name="DefCode">1 COMP .<text:s/>( prints -2 )</text:p>
      <text:p text:style-name="DefStart">NULL ( -- 0 , constant )</text:p>
      <text:p text:style-name="DefStart">NUMBER ( $string -- d )</text:p>
      <text:p text:style-name="DefBody">Convert a numeric string to a double number. <text:s/>Abort if the numeric string is invalid. <text:s/>Use the current value of the variable BASE as the numeric BASE. <text:s/>If there is a decimal point in the string, place the number of digits to the right of the decimal point in the variable DPL. <text:s/>Otherwise set DPL to -1. <text:s/>See NUMBER?</text:p>
      <text:p text:style-name="DefCode">" 1234" NUMBER D. ( prints: 1234 )</text:p>
      <text:p text:style-name="DefCode">" 12.34" NUMBER D. DPL ?( prints: 1234 2 )</text:p>
      <text:p text:style-name="DefCode">" 123x4" NUMBER D. ( abort because of the 'x' )</text:p>
      <text:p text:style-name="P7"/>
      <text:p text:style-name="DefStart">NUMBER? ( $string -- d true | false )</text:p>
      <text:p text:style-name="DefBody">Convert a numeric string to a double number and true. <text:s/>If the conversion fails, <text:s/>return FALSE. <text:s/>See NUMBER</text:p>
      <text:p text:style-name="DefStart">OB.xxx - ODE related word, see ODE chapter in HMSL manual.</text:p>
      <text:p text:style-name="DefStart">OCTAL ( -- , set numeric BASE to 8 )</text:p>
      <text:p text:style-name="DefStart">ODD! ( value odd-address -- )</text:p>
      <text:p text:style-name="DefBody">Store a 32 bit value to an odd address without generating an address error on 68000 processors. Not needed on 68030's.</text:p>
      <text:p text:style-name="DefStart">ODD@ ( odd-address -- value )</text:p>
      <text:p text:style-name="DefBody">Fetch a 32 bit value from an odd address without generating an address error on 68000 processors.<text:s/>Not needed on 68030's.</text:p>
      <text:p text:style-name="DefStart">OF ( value n -- )</text:p>
      <text:p text:style-name="DefBody">See CASE.</text:p>
      <text:p text:style-name="DefStart">OFF ( addr -- )</text:p>
      <text:p text:style-name="DefBody">Set the contents of the given address to FALSE.</text:p>
      <text:p text:style-name="DefCode">VARIABLE ALARMS</text:p>
      <text:p text:style-name="DefCode">ALARMS OFF</text:p>
      <text:p text:style-name="DefStart">ON ( addr -- )</text:p>
      <text:p text:style-name="DefBody">Set the contents of the given address to TRUE.</text:p>
      <text:p text:style-name="DefCode">VARIABLE ALARMS</text:p>
      <text:p text:style-name="DefCode">ALARMS ON</text:p>
      <text:p text:style-name="DefStart">OR ( n1 n2 -- n1|n2 )</text:p>
      <text:p text:style-name="DefBody">Bitwise OR n1 and n2 together. <text:s/>Very useful for setting bits, combining Boolean flags or packing data. <text:s/>When two bits are ORed together, the result is 1 if one or the other of the input bits is 1. <text:s/>Only if both input bits is false will the result be zero.</text:p>
      <text:p text:style-name="DefCode">BINARY <text:s/>1010 <text:s/>1100 OR . <text:s/>( prints 1110 )</text:p>
      <text:p text:style-name="DefCode">HEX A 4 SHIFT 5 OR . ( prints A5 )</text:p>
      <text:p text:style-name="RelWords">Related Words: AND XOR NOT</text:p>
      <text:p text:style-name="DefStart">OS.xxx - ODE related word, see ODE chapter in HMSL manual.</text:p>
      <text:p text:style-name="DefStart">OUT ( -- addr )</text:p>
      <text:p text:style-name="DefBody">Variable containing the number of characters output since the last CR. <text:s/>This is automatically incremented by EMIT. <text:s/>Reset by CR.</text:p>
      <text:p text:style-name="DefCode">OUT @ 60 &gt; IF CR THEN <text:s/>( CR if past column 60 )</text:p>
      <text:p text:style-name="DefStart">OVER ( a b -- a b a )</text:p>
      <text:p text:style-name="DefBody">Make a copy of the second item on the stack, as if<text:s/><text:span text:style-name="T8">a</text:span><text:s/>leap-frogged OVER<text:s/><text:span text:style-name="T9">b</text:span>.</text:p>
      <text:p text:style-name="RelWords">Related words: PICK DUP SWAP &gt;R {</text:p>
      <text:p text:style-name="DefStart">PAD ( -- addr )</text:p>
      <text:p text:style-name="DefBody">Address of a scratch memory area used often by the system for storing strings. <text:s/>PAD is defined as HERE 128 +. <text:s/>Thus PAD will move whenever HERE does.</text:p>
      <text:p text:style-name="DefStart">PARSE ( char -- addr count )</text:p>
      <text:p text:style-name="DefBody">Parse from the input string until CHAR is encountered.</text:p>
      <text:p text:style-name="DefStart">PICK ( ... i2 i1 i0 N -- ... i2 i1 i0 iN )</text:p>
      <text:p text:style-name="DefBody">Pick the Nth item from the stack.</text:p>
      <text:p text:style-name="DefBody">Warning! Older Forths started their numbering with 1 so that 1 PICK was the same as DUP. <text:s/>In F83 and most newer Forths, the numbering starts with 0. <text:s/>Therefore 0 PICK is the same as DUP.</text:p>
      <text:p text:style-name="DefCode">321 654 987 369 <text:s text:c="2"/>2 PICK . <text:s/>(<text:s/>prints 654 )</text:p>
      <text:p text:style-name="DefStart">PREVNAME <text:s/>( nfa -- previous-nfa | 0 )</text:p>
      <text:p text:style-name="DefBody">The names in the dictionary are in a linked list. PREVNAME will get the name of the word defined just previous to the input word. <text:s/>PREVNAME can be used to scan the dictionary starting with LATEST. <text:s/>Make sure you stop when PREVNAME returns zero. <text:s/>See section on the HForth dictionary.</text:p>
      <text:p text:style-name="DefCode">: FOO ;</text:p>
      <text:p text:style-name="DefCode">: SLOP ;</text:p>
      <text:p text:style-name="DefCode">'N SLOP PREVNAME ID. <text:s/>( prints FOO )</text:p>
      <text:p text:style-name="DefStart">QUERY <text:s/>( -- )</text:p>
      <text:p text:style-name="DefBody">Accept a string from the user and place it in the TIB. <text:s/>The number of characters will be left in the variable #TIB. &gt;IN will be set to zero. <text:s/>The TIB will then be ready for a call to INTERPRET. <text:s/>This word is normally only used internally by the system. <text:s/>Here is a model Forth interpreter loop.</text:p>
      <text:p text:style-name="DefCode">: SUBFORTH</text:p>
      <text:p text:style-name="DefCode"><text:tab/>BEGIN CR ." **&gt;" <text:s/>( give prompt )</text:p>
      <text:p text:style-name="DefCode"><text:tab/><text:tab/>QUERY INTERPRET</text:p>
      <text:p text:style-name="DefCode"><text:tab/>AGAIN <text:s/>\ loop forever or until ABORT</text:p>
      <text:p text:style-name="DefCode">;</text:p>
      <text:p text:style-name="DefCode">SUBFORTH <text:s text:c="2"/>( enter your own loop )</text:p>
      <text:p text:style-name="DefCode">23 45 + .</text:p>
      <text:p text:style-name="DefCode">ABORT ( back to the old one )</text:p>
      <text:p text:style-name="DefStart">QUIT ( -- )</text:p>
      <text:p text:style-name="DefBody">Lowest level way to stop current processing, reset the system, clear the stacks, and return to the Forth interpreter. <text:s/>In a TURNKEYed system, this will cause the program to terminate. <text:s/>ABORT calls QUIT. <text:s/>QUIT is deferred.</text:p>
      <text:p text:style-name="DefStart">R&gt; ( -- n ) ( n -r- )</text:p>
      <text:p text:style-name="DefBody">Remove a number from the return stack and place it on the data stack. <text:s/>Warning: this must be balanced with a &gt;R so that you don't accidentally remove the subroutine return address. <text:s/>See &gt;R.</text:p>
      <text:p text:style-name="DefStart">R@ ( -- n ) ( n -r- n )</text:p>
      <text:p text:style-name="DefBody">Get a copy of the value on the return stack without changing the return stack. See &gt;R.</text:p>
      <text:p text:style-name="DefStart">RDROP <text:s/>( n -r- )</text:p>
      <text:p text:style-name="DefBody">Remove the top value from the return stack. Careful! See &gt;R.</text:p>
      <text:p text:style-name="DefStart">REL-&gt;USE ( rel-addr -- addr )</text:p>
      <text:p text:style-name="DefBody">Convert a relocatable address to a useable address. <text:s/>A relocatable address is expressed as an offset from the base of the code memory. <text:s/>A useable address is a 680x0 absolute address.</text:p>
      <text:p text:style-name="DefCode">: REL-&gt;USE <text:s/>codebase + ;</text:p>
      <text:p text:style-name="DefBody">[Note: In JForth for the Amiga, a useable address is the same as a relocatable address. <text:s/>JForth is said to use "relative addressing" while HForth uses "absolute addressing".]</text:p>
      <text:p text:style-name="RelWords">Related words: USE-&gt;REL</text:p>
      <text:p text:style-name="DefStart">REPEAT <text:s/>( -- )</text:p>
      <text:p text:style-name="DefBody">Terminate a BEGIN WHILE REPEAT construct. <text:s/>Jump unconditionally to the code immediately following the BEGIN.</text:p>
      <text:p text:style-name="DefCode">: VLIST <text:s/>( -- print dictionary )</text:p>
      <text:p text:style-name="DefCode"><text:tab/>&gt;NEWLINE LATEST</text:p>
      <text:p text:style-name="DefCode"><text:tab/>BEGIN DUP 0&gt; <text:s/>\ are we done?</text:p>
      <text:p text:style-name="DefCode"><text:tab/>WHILE DUP ID. CR \ print name</text:p>
      <text:p text:style-name="DefCode"><text:tab/><text:tab/>PREVNAME \ get previous name</text:p>
      <text:p text:style-name="DefCode"><text:tab/>REPEAT \ go back to DUP 0&gt;</text:p>
      <text:p text:style-name="DefCode">;</text:p>
      <text:p text:style-name="RelWords">Related words: BEGIN UNTIL IF ?TERMINAL</text:p>
      <text:p text:style-name="DefStart">RETURN <text:s/>( -- )</text:p>
      <text:p text:style-name="DefBody">Return immediately from a subroutine (word). <text:s/>This is like EXIT except it is fancier and can be used from within a DO LOOP without crashing. <text:s/>Try to avoid using this if possible. <text:s/>It is used mostly in response to detecting an error.</text:p>
      <text:p text:style-name="DefStart">ROT ( a b c -- b c a )</text:p>
      <text:p text:style-name="DefBody">Rotate the third item on the stack to the top.</text:p>
      <text:p text:style-name="DefCode">111 222 333</text:p>
      <text:p text:style-name="DefCode">ROT .S ( prints 222 333 111 )</text:p>
      <text:p text:style-name="DefCode">ROT .S ( prints 333 111 222 )</text:p>
      <text:p text:style-name="DefStart">RPICK ( n -- nth-return-stacxk-value )</text:p>
      <text:p text:style-name="DefBody">This is like PICK but gets the Nth value from the return stack. <text:s/>If you think you need this, you should probably use local variables instead. <text:s/>See { and &gt;R.</text:p>
      <text:p text:style-name="DefStart">S-&gt;D ( s -- d )</text:p>
      <text:p text:style-name="DefBody">Convert a single precision word to double precision.</text:p>
      <text:p text:style-name="RelWords">Related words: B-&gt;S W-&gt;S</text:p>
      <text:p text:style-name="DefStart">SAVE-FORTH <text:s/>( -- )</text:p>
      <text:p text:style-name="DefBody">Save the current dictionary to the file you started from. <text:s/>If you want to create a new file, make a copy of the original file and start from there. <text:s/>All of the code currently compiled will be in the dictionary the next time you start the Forth.</text:p>
      <text:p text:style-name="DefBody">If you are going to do a SAVE-FORTH, you cannot initialize HMSL. This is because HMSL is too complex to be saved in its running state. <text:s/>When you run HMSL4th, hit 'N' when asked if you want to initialize.</text:p>
      <text:p text:style-name="DefBody">If you want to increase the size of the image, change the values CODE-SIZE and HEADERS-SIZE. <text:s/>They determine the amount of memory allocated for code and name/headers. <text:s/>To see how much you need enter MAP. <text:s/>Here is some sample output from MAP.</text:p>
      <text:p text:style-name="DefCode"/>
      <text:p text:style-name="DefCode">Compiled Code <text:s/>= <text:s text:c="4"/>201280</text:p>
      <text:p text:style-name="DefCode">CodeBase <text:s text:c="6"/>= <text:s text:c="3"/>2895172</text:p>
      <text:p text:style-name="DefCode">CODE-SIZE <text:s text:c="5"/>= <text:s text:c="4"/>270000</text:p>
      <text:p text:style-name="DefCode">Code Left <text:s text:c="5"/>= <text:s text:c="5"/>68688</text:p>
      <text:p text:style-name="DefCode"/>
      <text:p text:style-name="DefCode">Compiled Names = <text:s text:c="5"/>75566</text:p>
      <text:p text:style-name="DefCode">NameBase <text:s text:c="6"/>= <text:s text:c="3"/>3165180</text:p>
      <text:p text:style-name="DefCode">HEADERS-SIZE <text:s text:c="2"/>= <text:s text:c="4"/>120000</text:p>
      <text:p text:style-name="DefCode">Headers Left <text:s text:c="2"/>= <text:s text:c="5"/>44434</text:p>
      <text:p text:style-name="DefCode">Base = <text:s text:c="8"/>10</text:p>
      <text:p text:style-name="DefBody">In this example, we have 68,688 bytes of code defined. <text:s/>If we want more we could change CODE-SIZE from 270,000 to 300,000 which would give us an extra 30,000 bytes. <text:s/>You should<text:s/>also increase HEADERS-SIZE too. In general, HEADERS-SIZE should be roughly half of CODE-SIZE. <text:s/>Here is what we might enter to expand the dictionary.</text:p>
      <text:p text:style-name="DefCode">300,000 CODE-SIZE !</text:p>
      <text:p text:style-name="DefCode">150,000 HEADERS-SIZE !</text:p>
      <text:p text:style-name="DefCode">SAVE-FORTH</text:p>
      <text:p text:style-name="DefCode">BYTE</text:p>
      <text:p text:style-name="DefBody">When you run the Forth again, you will have more space. <text:s/>You may get a message from MultiFinder saying there is not enough application space. <text:s/>If so, go back to MultiFinder, click once on the HMSL4th icon, then select "Get Info" from the File menu. <text:s/>Then increase the value in the memory box. <text:s/>If you need it, buy more memory.</text:p>
      <text:p text:style-name="RelWords">Related words: TURNKEY</text:p>
      <text:p text:style-name="DefStart">SCAN ( addr count char -- addr' count' )</text:p>
      <text:p text:style-name="DefBody">Scan for CHAR in the COUNT bytes starting at ADDR. <text:s/>If found, return ADDR' equal to the address of the CHAR and COUNT' equal to the number of characters remaining in the string. <text:s/>If the CHAR cannot be found, COUNT' will be zero.</text:p>
      <text:p text:style-name="DefCode">" Frog Peak Music" COUNT <text:s/>ASCII P SCAN TYPE</text:p>
      <text:p text:style-name="DefCode">\ will print: <text:s text:c="2"/>eak Music</text:p>
      <text:p text:style-name="RelWords">Related words: SKIP PARSE COMPARE</text:p>
      <text:p text:style-name="DefStart">SHIFT ( value n -- )</text:p>
      <text:p text:style-name="DefBody">Shift VALUE by N bits to the left. <text:s/>If N is negative, shift right. <text:s/>This has the effect of multiplying by 2**N. <text:s/>This is useful when packing or unpacking bit fields.</text:p>
      <text:p text:style-name="DefStart">SKIP ( addr count char -- addr' count' )</text:p>
      <text:p text:style-name="DefBody">Skip leading occurences of CHAR from the string specified by ADDR and COUNT. <text:s/>ADDR' is the first character not equal to CHAR. <text:s/>COUNT' is the number of remaining characters. <text:s/>This is usually used to remove leading BLANKs.</text:p>
      <text:p text:style-name="DefCode">" <text:s text:c="10"/>Indented Text" COUNT BL SKIP CR TYPE</text:p>
      <text:p text:style-name="DefCode">\ prints: "Indented Text" without leading blanks</text:p>
      <text:p text:style-name="RelWords">Related words: SCAN PARSE</text:p>
      <text:p text:style-name="DefStart">SMUDGE ( -- )</text:p>
      <text:p text:style-name="DefBody">Set a flag in the<text:s/>header of the last word defined so that it cannot be found by FIND. <text:s/>This is called by ':' when a word definition is first started. <text:s/>If the definition completes successfully, then ';' calls UNSMUDGE to make the word callable.</text:p>
      <text:p text:style-name="DefStart">SPACE <text:s/>( -- , print a space )</text:p>
      <text:p text:style-name="DefBody">Same as BL EMIT .</text:p>
      <text:p text:style-name="DefStart">SPACES <text:s/>( n -- , print N spaces )</text:p>
      <text:p text:style-name="DefStart">SPAN ( -- addr )</text:p>
      <text:p text:style-name="DefBody">Number of characters input by EXPECT. See EXPECT.</text:p>
      <text:p text:style-name="DefStart">STATE <text:s/>( -- addr )</text:p>
      <text:p text:style-name="DefBody">A variable that controls whether Forth is compiling or interpreting.</text:p>
      <text:p text:style-name="DefBody">STATE = 0 - Interpreting. <text:s/>Words found are executed.</text:p>
      <text:p text:style-name="DefBody">STATE = 1 - Compiling. Words found are compiled except IMMEDIATE words which are executed.</text:p>
      <text:p text:style-name="RelWords">Related words: [ ] : ; LITERAL</text:p>
      <text:p text:style-name="DefStart">SWAP ( a b -- b a )</text:p>
      <text:p text:style-name="DefBody">Reverse the order of the top two items on the stack.</text:p>
      <text:p text:style-name="DefCode">11 22<text:s/></text:p>
      <text:p text:style-name="DefCode">SWAP .S ( prints 22 11 )</text:p>
      <text:p text:style-name="DefCode">SWAP .S ( prints 11 22 , back to original 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letter-spacing="0.0555in"/>
    </style:style>
    <style:style style:name="P4" style:parent-style-name="Footer" style:family="paragraph">
      <style:paragraph-properties fo:text-align="center"/>
      <style:text-properties fo:letter-spacing="0.0555in"/>
    </style:style>
  </office:automatic-styles>
  <office:master-styles>
    <style:master-page style:name="MP0" style:page-layout-name="PL0">
      <style:footer>
        <text:p text:style-name="Footer"><text:tab/>HForth Glossary<text:tab/>GL -<text:s/><text:page-number style:num-format="1">1</text:page-number></text:p>
        <text:p text:style-name="P2"><text:span text:style-name="T3">!"#$%&amp;`()*+'-./0-9:;&lt;=&gt;?@AZ[/]^_az{|}~</text:span></text:p>
      </style:footer>
      <style:footer-left>
        <text:p text:style-name="Footer">GL -<text:s/><text:page-number style:num-format="1">1</text:page-number><text:tab/>HForth Glossary</text:p>
        <text:p text:style-name="P4">!"#$%&amp;`()*+'-./0-9:;&lt;=&gt;?@AZ[/]^_az{|}~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31:00Z</meta:creation-date>
    <dc:date>2013-07-07T01:31:00Z</dc:date>
    <meta:template xlink:href="Normal.dotm" xlink:type="simple"/>
    <meta:editing-cycles>2</meta:editing-cycles>
    <meta:editing-duration>PT0S</meta:editing-duration>
    <meta:document-statistic meta:page-count="2" meta:paragraph-count="28" meta:word-count="2142" meta:character-count="14329" meta:row-count="101" meta:non-whitespace-character-count="12215"/>
  </office:meta>
</office:document-meta>
</file>